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Consolas" fo:font-size="13pt" officeooo:rsid="00068a14" officeooo:paragraph-rsid="00068a14" style:font-size-asian="13pt" style:font-size-complex="13pt"/>
    </style:style>
    <style:style style:name="P2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officeooo:rsid="00068a14" officeooo:paragraph-rsid="00068a14" style:font-size-asian="13pt" style:font-size-complex="13pt"/>
    </style:style>
    <style:style style:name="P3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rsid="0009b831" officeooo:paragraph-rsid="0009b831" style:font-name-asian="Calibri1" style:font-size-asian="13pt" style:font-name-complex="Calibri1" style:font-size-complex="13pt"/>
    </style:style>
    <style:style style:name="P4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paragraph-rsid="0001ae71" style:font-name-asian="Calibri1" style:font-size-asian="13pt" style:font-name-complex="Calibri1" style:font-size-complex="13pt"/>
    </style:style>
    <style:style style:name="P5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paragraph-rsid="000fe4f2" style:font-name-asian="Calibri1" style:font-size-asian="13pt" style:font-name-complex="Calibri1" style:font-size-complex="13pt"/>
    </style:style>
    <style:style style:name="P6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rsid="000a88f9" officeooo:paragraph-rsid="000a88f9" style:font-name-asian="Calibri1" style:font-size-asian="13pt" style:font-name-complex="Calibri1" style:font-size-complex="13pt"/>
    </style:style>
    <style:style style:name="P7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rsid="000ddeaa" officeooo:paragraph-rsid="000ddeaa" style:font-name-asian="Calibri1" style:font-size-asian="13pt" style:font-name-complex="Calibri1" style:font-size-complex="13pt"/>
    </style:style>
    <style:style style:name="P8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rsid="000fe4f2" officeooo:paragraph-rsid="000fe4f2" style:font-name-asian="Calibri1" style:font-size-asian="13pt" style:font-name-complex="Calibri1" style:font-size-complex="13pt"/>
    </style:style>
    <style:style style:name="P9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3pt" fo:language="en" fo:country="US" officeooo:rsid="001116ff" officeooo:paragraph-rsid="001116ff" style:font-name-asian="Calibri1" style:font-size-asian="13pt" style:font-name-complex="Calibri1" style:font-size-complex="13pt"/>
    </style:style>
    <style:style style:name="P10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Consolas" fo:font-size="12pt" fo:language="en" fo:country="US" officeooo:rsid="0009b831" officeooo:paragraph-rsid="0009b831" style:font-name-asian="Calibri1" style:font-size-asian="12pt" style:font-name-complex="Calibri1" style:font-size-complex="12pt"/>
    </style:style>
    <style:style style:name="P11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fo:font-size="13pt" officeooo:paragraph-rsid="0009b831" style:font-size-asian="13pt" style:font-size-complex="13pt"/>
    </style:style>
    <style:style style:name="P12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fo:font-size="13pt" officeooo:paragraph-rsid="00068a14" style:font-size-asian="13pt" style:font-size-complex="13pt"/>
    </style:style>
    <style:style style:name="P13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fo:font-size="13pt" officeooo:paragraph-rsid="0001ae71" style:font-size-asian="13pt" style:font-size-complex="13pt"/>
    </style:style>
    <style:style style:name="P14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fo:font-size="13pt" officeooo:rsid="001116ff" officeooo:paragraph-rsid="001116ff" style:font-size-asian="13pt" style:font-size-complex="13pt"/>
    </style:style>
    <style:style style:name="P15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officeooo:paragraph-rsid="0009b831"/>
    </style:style>
    <style:style style:name="P16" style:family="paragraph" style:parent-style-name="Standard">
      <loext:graphic-properties draw:fill="none"/>
      <style:paragraph-properties fo:margin-left="1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officeooo:paragraph-rsid="0001ae71"/>
    </style:style>
    <style:style style:name="T1" style:family="text">
      <style:text-properties style:font-name="Consolas"/>
    </style:style>
    <style:style style:name="T2" style:family="text">
      <style:text-properties style:font-name="Consolas" fo:language="en" fo:country="US" style:font-name-asian="Calibri1" style:font-name-complex="Calibri1"/>
    </style:style>
    <style:style style:name="T3" style:family="text">
      <style:text-properties style:font-name="Consolas" fo:language="en" fo:country="US" officeooo:rsid="00068a14" style:font-name-asian="Calibri1" style:font-name-complex="Calibri1"/>
    </style:style>
    <style:style style:name="T4" style:family="text">
      <style:text-properties style:font-name="Consolas" fo:font-size="13pt" style:font-size-asian="13pt" style:font-size-complex="13pt"/>
    </style:style>
    <style:style style:name="T5" style:family="text">
      <style:text-properties style:font-name="Consolas" fo:font-size="13pt" officeooo:rsid="00068a14" style:font-size-asian="13pt" style:font-size-complex="13pt"/>
    </style:style>
    <style:style style:name="T6" style:family="text">
      <style:text-properties style:font-name="Consolas" fo:font-size="13pt" fo:language="en" fo:country="US" style:font-name-asian="Calibri1" style:font-size-asian="13pt" style:font-name-complex="Calibri1" style:font-size-complex="13pt"/>
    </style:style>
    <style:style style:name="T7" style:family="text">
      <style:text-properties fo:language="en" fo:country="US" style:font-name-asian="Calibri1" style:font-name-complex="Calibri1"/>
    </style:style>
    <style:style style:name="T8" style:family="text">
      <style:text-properties fo:language="en" fo:country="US" officeooo:rsid="0007ce5d" style:font-name-asian="Calibri1" style:font-name-complex="Calibri1"/>
    </style:style>
    <style:style style:name="T9" style:family="text">
      <style:text-properties fo:language="en" fo:country="US" officeooo:rsid="001116ff" style:font-name-asian="Calibri1" style:font-name-complex="Calibri1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officeooo:rsid="000b6be7"/>
    </style:style>
    <style:style style:name="T12" style:family="text">
      <style:text-properties officeooo:rsid="000c747b"/>
    </style:style>
    <style:style style:name="T13" style:family="text">
      <style:text-properties officeooo:rsid="000e5394"/>
    </style:style>
    <style:style style:name="T14" style:family="text">
      <style:text-properties officeooo:rsid="000fe4f2"/>
    </style:style>
    <style:style style:name="T15" style:family="text">
      <style:text-properties officeooo:rsid="001116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/></text:p>
      <text:p text:style-name="P2"><text:span text:style-name="T7"/></text:p>
      <text:p text:style-name="P2"><text:span text:style-name="T9">**</text:span><text:span text:style-name="T7">Media PCs</text:span><text:span text:style-name="T8">/OSs</text:span><text:span text:style-name="T9">**</text:span></text:p>
      <text:p text:style-name="P2"><text:span text:style-name="T8"/></text:p>
      <text:p text:style-name="P11"><text:span text:style-name="T3">Kodi</text:span></text:p>
      <text:p text:style-name="P15"><text:span text:style-name="T5">h</text:span><text:a xlink:type="simple" xlink:href="https://www.google.com/search?q=Kodi&amp;stick=H4sIAAAAAAAAAONgFuLUz9U3MCs2jy9UAjON08otyrX4nPNzc_PzgjNTUssTK4sXsbJ456dk7mBlBACAe5ePMgAAAA&amp;sa=X&amp;ved=2ahUKEwjuxM6d7ojkAhUOheAKHdKsBz4QxA0wJXoECAsQBw" text:style-name="Internet_20_link" text:visited-style-name="Visited_20_Internet_20_Link"><text:span text:style-name="T4">ttps://www.google.com/search?q=Kodi&amp;stick=H4sIAAAAAAAAAONgFuLUz9U3MCs2jy9UAjON08otyrX4nPNzc_PzgjNTUssTK4sXsbJ456dk7mBlBACAe5ePMgAAAA&amp;sa=X&amp;ved=2ahUKEwjuxM6d7ojkAhUOheAKHdKsBz4QxA0wJXoECAsQBw</text:span></text:a></text:p>
      <text:p text:style-name="P12"><text:span text:style-name="T1"/></text:p>
      <text:p text:style-name="P16"><text:a xlink:type="simple" xlink:href="https://en.wikipedia.org/wiki/MediaPortal" text:style-name="Internet_20_link" text:visited-style-name="Visited_20_Internet_20_Link"><text:span text:style-name="T4">https://en.wikipedia.org/wiki/MediaPortal</text:span></text:a><text:span text:style-name="T6"> </text:span></text:p>
      <text:p text:style-name="P13"><text:span text:style-name="T2"/></text:p>
      <text:p text:style-name="P16"><text:a xlink:type="simple" xlink:href="https://en.wikipedia.org/wiki/10-foot_user_interface" text:style-name="Internet_20_link" text:visited-style-name="Visited_20_Internet_20_Link"><text:span text:style-name="T4">https://en.wikipedia.org/wiki/10-foot_user_interface</text:span></text:a><text:span text:style-name="T6"> </text:span></text:p>
      <text:p text:style-name="P14"><text:span text:style-name="T2"/></text:p>
      <text:p text:style-name="P14"><text:span text:style-name="T2">****</text:span></text:p>
      <text:p text:style-name="P14"><text:span text:style-name="T2"/></text:p>
      <text:p text:style-name="P3">Free Icons</text:p>
      <text:p text:style-name="P10"><text:a xlink:type="simple" xlink:href="https://www.flaticon.com/" text:style-name="Internet_20_link" text:visited-style-name="Visited_20_Internet_20_Link"><text:span text:style-name="T10">https://www.flaticon.com/</text:span></text:a><text:span text:style-name="T10"> </text:span></text:p>
      <text:p text:style-name="P4"/>
      <text:p text:style-name="P6">Free sounds</text:p>
      <text:p text:style-name="P4"><text:a xlink:type="simple" xlink:href="https://freesound.org/" text:style-name="Internet_20_link" text:visited-style-name="Visited_20_Internet_20_Link">https://freesound.org/</text:a> </text:p>
      <text:p text:style-name="P4"/>
      <text:p text:style-name="P4"/>
      <text:p text:style-name="P4"><text:span text:style-name="T11">Free </text:span>Physically based rendering (PBR) textures</text:p>
      <text:p text:style-name="P4"><text:a xlink:type="simple" xlink:href="https://freepbr.com/" text:style-name="Internet_20_link" text:visited-style-name="Visited_20_Internet_20_Link">https://freepbr.com/</text:a> </text:p>
      <text:p text:style-name="P4"/>
      <text:p text:style-name="P4"><text:a xlink:type="simple" xlink:href="https://www.poliigon.com/" text:style-name="Internet_20_link" text:visited-style-name="Visited_20_Internet_20_Link">https://www.poliigon.com/</text:a> <text:span text:style-name="T12">-&gt; has paid and free stuff</text:span></text:p>
      <text:p text:style-name="P4"/>
      <text:p text:style-name="P4"><text:a xlink:type="simple" xlink:href="https://assetstore.unity.com/lists/free-material-40080" text:style-name="Internet_20_link" text:visited-style-name="Visited_20_Internet_20_Link">https://assetstore.unity.com/lists/free-material-40080</text:a> </text:p>
      <text:p text:style-name="P4"/>
      <text:p text:style-name="P7"/>
      <text:p text:style-name="P7"><text:span text:style-name="T15">**</text:span>Manipulating the console window - C++ Libraries<text:span text:style-name="T15">**</text:span></text:p>
      <text:p text:style-name="P7"/>
      <text:p text:style-name="P7">the 'ncurses' library</text:p>
      <text:p text:style-name="P7"><text:a xlink:type="simple" xlink:href="http://hughm.cs.ukzn.ac.za/~murrellh/os/notes/ncurses.html#cursor" text:style-name="Internet_20_link" text:visited-style-name="Visited_20_Internet_20_Link">http://hughm.cs.ukzn.ac.za/~murrellh/os/notes/ncurses.html</text:a></text:p>
      <text:p text:style-name="P7">cppconlib - c++ console utilities library (for windows<text:span text:style-name="T13"> only</text:span>)</text:p>
      <text:p text:style-name="P7"><text:a xlink:type="simple" xlink:href="https://archive.codeplex.com/?p=cppconlib" text:style-name="Internet_20_link" text:visited-style-name="Visited_20_Internet_20_Link">https://archive.codeplex.com/?p=cppconlib</text:a> </text:p>
      <text:p text:style-name="P4"/>
      <text:p text:style-name="P9">****</text:p>
      <text:p text:style-name="P9"/>
      <text:p text:style-name="P8">Listing of various C++ Libraries</text:p>
      <text:p text:style-name="P5"><text:a xlink:type="simple" xlink:href="https://en.cppreference.com/w/cpp/links/libs" text:style-name="Internet_20_link" text:visited-style-name="Visited_20_Internet_20_Link"><text:span text:style-name="T14">https://en.cppreference.com/w/cpp/links/libs</text:span></text:a><text:span text:style-name="T14"> </text:span></text:p>
      <text:p text:style-name="P4">Universal: a C++ template library for universal number arithmetic</text:p>
      <text:p text:style-name="P4"><text:a xlink:type="simple" xlink:href="https://github.com/stillwater-sc/universal" text:style-name="Internet_20_link" text:visited-style-name="Visited_20_Internet_20_Link">https://github.com/stillwater-sc/universal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Consolas" svg:font-family="Consolas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0T02:02:56.264000000</dc:date>
    <meta:editing-duration>PT43M57S</meta:editing-duration>
    <meta:editing-cycles>15</meta:editing-cycles>
    <meta:document-statistic meta:table-count="0" meta:image-count="0" meta:object-count="0" meta:page-count="1" meta:paragraph-count="24" meta:word-count="66" meta:character-count="974" meta:non-whitespace-character-count="924"/>
  </office:meta>
</office:document-meta>
</file>